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" style:parent-style-name="Normální" style:family="paragraph">
      <style:text-properties fo:font-weight="bold" style:font-weight-asian="bold"/>
    </style:style>
    <style:style style:name="P17" style:parent-style-name="Nadpis1" style:family="paragraph">
      <style:paragraph-properties fo:text-align="justify"/>
    </style:style>
    <style:style style:name="P18" style:parent-style-name="Základnítext" style:family="paragraph">
      <style:text-properties fo:color="#000000"/>
    </style:style>
    <style:style style:name="P19" style:parent-style-name="Základnítext" style:family="paragraph">
      <style:text-properties fo:color="#000000"/>
    </style:style>
    <style:style style:name="T20" style:parent-style-name="Standardnípísmoodstavce" style:family="text">
      <style:text-properties fo:font-style="italic" style:font-style-asian="italic" style:font-style-complex="italic"/>
    </style:style>
    <style:style style:name="T21" style:parent-style-name="Standardnípísmoodstavce" style:family="text">
      <style:text-properties fo:font-weight="bold" style:font-weight-asian="bold" style:font-weight-complex="bold"/>
    </style:style>
    <style:style style:name="T22" style:parent-style-name="Standardnípísmoodstavce" style:family="text">
      <style:text-properties fo:font-weight="bold" style:font-weight-asian="bold" style:font-weight-complex="bold"/>
    </style:style>
    <style:style style:name="P23" style:parent-style-name="Základnítext" style:family="paragraph">
      <style:text-properties fo:font-weight="bold" style:font-weight-asian="bold" style:font-weight-complex="bold"/>
    </style:style>
    <style:style style:name="P24" style:parent-style-name="Základnítext" style:family="paragraph">
      <style:text-properties fo:color="#000000"/>
    </style:style>
    <style:style style:name="P25" style:parent-style-name="Základnítext" style:family="paragraph">
      <style:text-properties fo:color="#000000"/>
    </style:style>
    <style:style style:name="P26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/>
            <text:p text:style-name="Normální"/>
            <text:p text:style-name="Normální"><text:bookmark-start text:name="Text14"/><text:bookmark-start text:name="Text2"/>K106 76/2022<text:bookmark-end text:name="Text14"/></text:p>
            <text:p text:style-name="Normální">KVOP-53221/2022<text:bookmark-end text:name="Text2"/></text:p>
            <text:p text:style-name="Normální"><text:bookmark-start text:name="Text6"/>10. 10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Vážená paní<text:bookmark-end text:name="Text8"/></text:p>
            <text:p text:style-name="Normální">Z. P.</text:p>
            <text:p text:style-name="Normální"/>
            <text:p text:style-name="Normální"/>
            <text:p text:style-name="Normální"/>
            <text:p text:style-name="P16"/>
            <text:p text:style-name="Normální"/>
            <text:p text:style-name="Normální"/>
          </table:table-cell>
        </table:table-row>
      </table:table>
      <text:h text:style-name="P17" text:outline-level="1">Sdělení o vyřízení žádosti o informace podle zákona č. 106/1999 Sb., o svobodném přístupu k informacím</text:h>
      <text:p text:style-name="Základnítext">Vážená paní P.,</text:p>
      <text:p text:style-name="P18">dne 22. září 2022 obdržela Kancelář veřejného ochránce práv (dále jen „Kancelář“) Vaši žádost o informace.<text:s/></text:p>
      <text:p text:style-name="P19">Žádáte o informaci, proč Kancelář přistupovala k údajům o Vaší osobě, které eviduje Ministerstvo vnitra ČR, a to konkrétně 5x během dne 1. prosince 2020. Uvádíte, že Kancelář Vám na tuto otázku neodpověděla a že nikdy předtím Kancelář k těmto údajům nepřistupovala.</text:p>
      <text:p text:style-name="Základnítext"><text:span text:style-name="Silné">Dáváme Vám t</text:span><text:span text:style-name="Silné">yto informace</text:span>:</text:p>
      <text:p text:style-name="Základnítext">Kancelář odpověděla na Váš dotaz již v dopisech ze dne 11. května 2021 a 16. června 2021. Odeslali jsme obě odpovědi doporučeně poštou na Vaši adresu.</text:p>
      <text:p text:style-name="Základnítext">Opakujeme, že Kancelář nahlédla do evidence obyvatel v souvislosti s řešením Vašeho <text:s/>podnětu, který je veden pod sp. zn. 6220/2020/VOP. V podnětu jste si stěžovala na podvodné jednání opatrovníka, kterého jste označila jako „<text:span text:style-name="T20">opatrovník obec</text:span>.“ Veřejného opatrovníka může mít člověk, kterého soud omezil ve svéprávnosti. Údaj o omezení svéprávnosti je veden v evidenci obyvatel a veřejný ochránce práv k němu má podle zákona přístup.<text:span text:style-name="Značkapozn.podčarou"><text:note text:note-class="footnote" text:id="_ftn0"><text:note-citation>1</text:note-citation><text:note-body><text:p text:style-name="Textpozn.podčarou"><text:s/>Ustanovení § 16a zákona č. 349/1999 Sb., o veřejném ochránci práv, ve znění do 31. ledna 2022.</text:p></text:note-body></text:note></text:span></text:p>
      <text:p text:style-name="Základnítext">Nahlédnutím do evidence obyvatel jsme zjistili, že jste<text:s/><text:span text:style-name="T21">nebyla omez</text:span><text:span text:style-name="T22">ena ve svéprávnosti</text:span>, a proto město V.<text:s/>K.<text:s/>nemohlo být Vašim opatrovníkem. Veřejný ochránce práv tak musel Váš podnět odložit a jeho bývalá zástupkyně Mgr. Monika Šimůnková Vám tento postup vysvětlila.<text:span text:style-name="Značkapozn.podčarou"><text:note text:note-class="footnote" text:id="_ftn1"><text:note-citation>2</text:note-citation><text:note-body><text:p text:style-name="Textpozn.podčarou"><text:s/>Přípis ze dne 30. března 2021, č. j. KVOP-13417/2021, sp. zn. 6220/2020/VOP.</text:p></text:note-body></text:note></text:span></text:p>
      <text:p text:style-name="P23">Ujišťuji Vás, že jsme nahlédli do evidence obyvatel, abychom zjistili, zda Vám může veřejný ochránce práv vůbec pomoc.</text:p>
      <text:p text:style-name="P24"/>
      <text:p text:style-name="P25">Pokud jde o Vaše námitky vůči postupu Policie ČR, obdržíte v této věci samostatný dopis.</text:p>
      <text:p text:style-name="Základnítext">S pozdravem</text:p>
      <text:p text:style-name="Základnítext"/>
      <text:p text:style-name="P26">JUDr. Pavel Pořízek, Ph.D.</text:p>
      <text:p text:style-name="Normální"><text:s text:c="74"/>vedoucí Kanceláře veřejného ochránce práv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>
        <style:tab-stops>
          <style:tab-stop style:type="left" style:position="3.2034in"/>
        </style:tab-stops>
      </style:paragraph-properties>
      <style:text-properties style:font-size-complex="11.5pt"/>
    </style:style>
    <style:style style:name="P13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Z63J*</text:span></text:p>
        <text:p text:style-name="P12"/>
        <text:p text:style-name="P13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2-11-07T12:19:00Z</meta:creation-date>
    <dc:date>2022-11-07T12:22:00Z</dc:date>
    <meta:print-date>2022-10-10T09:14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3" meta:word-count="269" meta:character-count="1854" meta:row-count="13" meta:non-whitespace-character-count="1588"/>
  </office:meta>
</office:document-meta>
</file>